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6.5313in" table:align="margins"/>
    </style:style>
    <style:style style:name="Tabelle1.A" style:family="table-column">
      <style:table-column-properties style:column-width="3.2653in" style:rel-column-width="32764*"/>
    </style:style>
    <style:style style:name="Tabelle1.B" style:family="table-column">
      <style:table-column-properties style:column-width="3.266in" style:rel-column-width="32771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style:font-name="Arial" officeooo:rsid="001b983c" officeooo:paragraph-rsid="001bb5bb"/>
    </style:style>
    <style:style style:name="P2" style:family="paragraph" style:parent-style-name="Table_20_Contents">
      <style:text-properties style:font-name="Arial" officeooo:rsid="001b983c" officeooo:paragraph-rsid="001bb5bb"/>
    </style:style>
    <style:style style:name="P3" style:family="paragraph" style:parent-style-name="Table_20_Contents">
      <style:text-properties style:font-name="Arial" officeooo:rsid="002497cf" officeooo:paragraph-rsid="002497cf"/>
    </style:style>
    <style:style style:name="P4" style:family="paragraph" style:parent-style-name="Standard">
      <style:text-properties officeooo:paragraph-rsid="001bb5bb"/>
    </style:style>
    <style:style style:name="P5" style:family="paragraph" style:parent-style-name="Standard">
      <style:text-properties style:font-name="Arial" officeooo:rsid="002049de" officeooo:paragraph-rsid="002049de"/>
    </style:style>
    <style:style style:name="P6" style:family="paragraph" style:parent-style-name="Table_20_Heading">
      <style:paragraph-properties fo:text-align="start" style:justify-single-word="false"/>
      <style:text-properties style:font-name="Arial" officeooo:rsid="001e08b5" officeooo:paragraph-rsid="001e08b5"/>
    </style:style>
    <style:style style:name="P7" style:family="paragraph" style:parent-style-name="Table_20_Contents">
      <style:text-properties style:font-name="Arial" officeooo:rsid="001b983c" officeooo:paragraph-rsid="001bb5bb"/>
    </style:style>
    <style:style style:name="P8" style:family="paragraph" style:parent-style-name="Table_20_Contents">
      <style:text-properties style:font-name="Arial" officeooo:rsid="002497cf" officeooo:paragraph-rsid="00271e05"/>
    </style:style>
    <style:style style:name="P9" style:family="paragraph" style:parent-style-name="Table_20_Contents">
      <style:text-properties officeooo:paragraph-rsid="003cd979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5d362"/>
    </style:style>
    <style:style style:name="T2" style:family="text">
      <style:text-properties officeooo:rsid="00271e05"/>
    </style:style>
    <style:style style:name="T3" style:family="text">
      <style:text-properties officeooo:rsid="003091f1"/>
    </style:style>
    <style:style style:name="T4" style:family="text">
      <style:text-properties officeooo:rsid="00386d07"/>
    </style:style>
    <style:style style:name="T5" style:family="text">
      <style:text-properties style:font-name="Arial" officeooo:rsid="0028a3f8"/>
    </style:style>
    <style:style style:name="T6" style:family="text">
      <style:text-properties style:font-name="Arial" officeooo:rsid="003cd979"/>
    </style:style>
    <style:style style:name="T7" style:family="text">
      <style:text-properties fo:font-variant="normal" fo:text-transform="none" fo:color="#000000" style:font-name="Arial" fo:letter-spacing="normal" officeooo:rsid="0028a3f8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y.name"/>
      </text:user-field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6"><office:annotation><dc:creator>Luka Dornhecker</dc:creator><dc:date>2014-01-19T17:09:12</dc:date><text:list text:style-name=""><text:list-item><text:p text:style-name="P10"><text:span text:style-name="T8">do table if days</text:span></text:p></text:list-item></text:list></office:annotation>Wochentag</text:p>
            </table:table-cell>
            <table:table-cell table:style-name="Tabelle1.B1" office:value-type="string">
              <text:p text:style-name="P6">Aufgaben</text:p>
            </table:table-cell>
          </table:table-row>
        </table:table-header-rows>
        <table:table-row>
          <table:table-cell table:style-name="Tabelle1.A2" office:value-type="string">
            <text:p text:style-name="P8"><office:annotation><dc:creator>Luka Dornhecker</dc:creator><dc:date>2014-01-19T17:50:42.021778291</dc:date><text:list text:continue-numbering="true" text:style-name=""><text:list-item><text:p text:style-name="P11"><text:span text:style-name="T9">do row for day in days</text:span></text:p></text:list-item></text:list></office:annotation><text:conditional-text text:condition="ooow:true" text:string-value-if-true="day[&quot;name&quot;]" text:string-value-if-false="">day["name"]</text:conditional-text></text:p>
            <text:p text:style-name="P8"/>
            <text:p text:style-name="P8"><text:conditional-text text:condition="ooow:true" text:string-value-if-true="day[&quot;date&quot;]" text:string-value-if-false="">day["date"]</text:conditional-text></text:p>
          </table:table-cell>
          <table:table-cell table:style-name="Tabelle1.B2" office:value-type="string">
            <text:p text:style-name="P9"><text:span text:style-name="T5"><office:annotation><dc:creator>Luka Dornhecker</dc:creator><dc:date>2014-01-19T18:00:03.093409504</dc:date><text:list text:continue-numbering="true" text:style-name=""><text:list-item><text:p text:style-name="P11"><text:span text:style-name="T9">do text for i in range(0, len(day['activities']))</text:span></text:p></text:list-item></text:list></office:annotation></text:span><text:span text:style-name="T7">• </text:span><text:span text:style-name="T5"><text:conditional-text text:condition="ooow:true" text:string-value-if-true="day[&quot;activities&quot;][i].name" text:string-value-if-false="">day["activities"][i].name</text:conditional-text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3" style:family="table">
      <style:table-properties style:width="6.5313in" table:align="margins"/>
    </style:style>
    <style:style style:name="Tabelle3.A" style:family="table-column">
      <style:table-column-properties style:column-width="4.3542in" style:rel-column-width="43690*"/>
    </style:style>
    <style:style style:name="Tabelle3.B" style:family="table-column">
      <style:table-column-properties style:column-width="2.1771in" style:rel-column-width="21845*"/>
    </style:style>
    <style:style style:name="Tabelle4" style:family="table">
      <style:table-properties style:width="6.5313in" table:align="margins"/>
    </style:style>
    <style:style style:name="Tabelle4.A" style:family="table-column">
      <style:table-column-properties style:column-width="1.3063in" style:rel-column-width="13107*"/>
    </style:style>
    <style:style style:name="MP1" style:family="paragraph" style:parent-style-name="Table_20_Contents">
      <style:paragraph-properties fo:text-align="end" style:justify-single-word="false"/>
      <style:text-properties style:font-name="Arial" officeooo:rsid="001b983c" officeooo:paragraph-rsid="001bb5bb"/>
    </style:style>
    <style:style style:name="MP2" style:family="paragraph" style:parent-style-name="Table_20_Contents">
      <style:text-properties style:font-name="Arial" officeooo:rsid="001b983c" officeooo:paragraph-rsid="001bb5bb"/>
    </style:style>
    <style:style style:name="MP3" style:family="paragraph" style:parent-style-name="Standard">
      <style:text-properties officeooo:paragraph-rsid="001bb5bb"/>
    </style:style>
    <style:page-layout style:name="Mpm1">
      <style:page-layout-properties fo:page-width="8.2681in" fo:page-height="11.6929in" style:num-format="1" style:print-orientation="portrait" fo:margin-top="0.5626in" fo:margin-bottom="0.7811in" fo:margin-left="0.8957in" fo:margin-right="0.84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60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row>
            <table:table-cell office:value-type="string">
              <text:p text:style-name="MP1">Name:</text:p>
            </table:table-cell>
            <table:table-cell office:value-type="string">
              <text:p text:style-name="MP2"><text:conditional-text text:condition="ooow:true" text:string-value-if-true="name" text:string-value-if-false="">name</text:conditional-text> <text:conditional-text text:condition="ooow:true" text:string-value-if-true="lastname" text:string-value-if-false="">lastname</text:conditional-text></text:p>
            </table:table-cell>
          </table:table-row>
          <table:table-row>
            <table:table-cell office:value-type="string">
              <text:p text:style-name="MP1">Ausbildungsabteilung:</text:p>
            </table:table-cell>
            <table:table-cell office:value-type="string">
              <text:p text:style-name="MP2">rofl</text:p>
            </table:table-cell>
          </table:table-row>
        </table:table>
        <text:p text:style-name="MP3"/>
        <table:table table:name="Tabelle4" table:style-name="Tabelle4">
          <table:table-column table:style-name="Tabelle4.A" table:number-columns-repeated="5"/>
          <table:table-row>
            <table:table-cell office:value-type="string">
              <text:p text:style-name="MP2">Ausbildungs- und Tätigkeitsnachweis Nr.</text:p>
            </table:table-cell>
            <table:table-cell office:value-type="string">
              <text:p text:style-name="MP2"><text:conditional-text text:condition="ooow:true" text:string-value-if-true="number" text:string-value-if-false="">number</text:conditional-text></text:p>
            </table:table-cell>
            <table:table-cell office:value-type="string">
              <text:p text:style-name="MP2">Monat:</text:p>
            </table:table-cell>
            <table:table-cell office:value-type="string">
              <text:p text:style-name="MP2"/>
            </table:table-cell>
            <table:table-cell office:value-type="string">
              <text:p text:style-name="MP2">20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 Dornhecker</meta:initial-creator>
    <meta:creation-date>2014-01-19T16:41:01.981795325</meta:creation-date>
    <meta:generator>LibreOffice/4.1.4.2$Linux_X86_64 LibreOffice_project/410m0$Build-2</meta:generator>
    <dc:date>2014-01-19T18:14:49.265998600</dc:date>
    <dc:creator>Luka Dornhecker</dc:creator>
    <meta:editing-duration>PT1H20M19S</meta:editing-duration>
    <meta:editing-cycles>44</meta:editing-cycles>
    <meta:document-statistic meta:table-count="3" meta:image-count="0" meta:object-count="0" meta:page-count="1" meta:paragraph-count="13" meta:word-count="18" meta:character-count="162" meta:non-whitespace-character-count="157"/>
  </office:meta>
</office:document-meta>
</file>